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293626" officeooo:paragraph-rsid="0029362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f07d" officeooo:paragraph-rsid="000df07d" style:font-weight-asian="bold" style:font-weight-complex="bold"/>
    </style:style>
    <style:style style:name="P3" style:family="paragraph" style:parent-style-name="Standard">
      <style:text-properties officeooo:rsid="00269353" officeooo:paragraph-rsid="00269353"/>
    </style:style>
    <style:style style:name="P4" style:family="paragraph" style:parent-style-name="Standard">
      <style:paragraph-properties fo:text-align="center" style:justify-single-word="false"/>
      <style:text-properties officeooo:rsid="00269353" officeooo:paragraph-rsid="00269353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69353" officeooo:paragraph-rsid="00269353"/>
    </style:style>
    <style:style style:name="P6" style:family="paragraph" style:parent-style-name="Standard">
      <style:text-properties fo:font-weight="bold" officeooo:rsid="00622a80" officeooo:paragraph-rsid="00622a80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371cfd" officeooo:paragraph-rsid="004e80b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393e12" officeooo:paragraph-rsid="0048f3c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df07d" officeooo:paragraph-rsid="000df07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df07d" officeooo:paragraph-rsid="004e80b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520924" officeooo:paragraph-rsid="0054f6e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520924" officeooo:paragraph-rsid="005705a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5cd3cd" officeooo:paragraph-rsid="005cd3c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5d88f9" officeooo:paragraph-rsid="005d88f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687755" officeooo:paragraph-rsid="0068775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6bdcac" officeooo:paragraph-rsid="006bdca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72aaaa" officeooo:paragraph-rsid="0072aaa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7c935d" officeooo:paragraph-rsid="007c935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7f0dd8" officeooo:paragraph-rsid="007f0dd8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df07d" officeooo:paragraph-rsid="000df07d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df07d" officeooo:paragraph-rsid="004e80bd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df07d" officeooo:paragraph-rsid="0064f996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df07d" officeooo:paragraph-rsid="007c935d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520924" officeooo:paragraph-rsid="005705af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5d88f9" officeooo:paragraph-rsid="005d88f9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5d88f9" officeooo:paragraph-rsid="005db5ba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64f996" officeooo:paragraph-rsid="0064f996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66320d" officeooo:paragraph-rsid="0066320d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687755" officeooo:paragraph-rsid="00687755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6a5523" officeooo:paragraph-rsid="006a5523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6fb783" officeooo:paragraph-rsid="00742005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7988b4" officeooo:paragraph-rsid="007988b4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7c935d" officeooo:paragraph-rsid="007c935d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7c935d" officeooo:paragraph-rsid="007f0dd8" style:font-weight-asian="bold" style:font-weight-complex="bold"/>
    </style:style>
    <style:style style:name="P35" style:family="paragraph" style:parent-style-name="Standard">
      <style:text-properties officeooo:rsid="00269353" officeooo:paragraph-rsid="0051326f"/>
    </style:style>
    <style:style style:name="P36" style:family="paragraph" style:parent-style-name="Standard">
      <style:text-properties officeooo:paragraph-rsid="00520924"/>
    </style:style>
    <style:style style:name="P37" style:family="paragraph" style:parent-style-name="Standard">
      <style:text-properties officeooo:rsid="00520924" officeooo:paragraph-rsid="00520924"/>
    </style:style>
    <style:style style:name="P38" style:family="paragraph" style:parent-style-name="Standard">
      <style:text-properties officeooo:rsid="00520924" officeooo:paragraph-rsid="0053f724"/>
    </style:style>
    <style:style style:name="P39" style:family="paragraph" style:parent-style-name="Standard">
      <style:text-properties officeooo:rsid="00520924" officeooo:paragraph-rsid="0054f6e0"/>
    </style:style>
    <style:style style:name="P40" style:family="paragraph" style:parent-style-name="Standard">
      <style:text-properties officeooo:rsid="00520924" officeooo:paragraph-rsid="005705a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1c6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dc8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e80b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3f724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31c6e3" style:font-weight-asian="normal" style:font-weight-complex="normal"/>
    </style:style>
    <style:style style:name="T9" style:family="text">
      <style:text-properties style:text-underline-style="none" fo:font-weight="normal" officeooo:rsid="0027dc8e" style:font-weight-asian="normal" style:font-weight-complex="normal"/>
    </style:style>
    <style:style style:name="T10" style:family="text">
      <style:text-properties style:text-underline-style="none" fo:font-weight="normal" officeooo:rsid="0051326f" style:font-weight-asian="normal" style:font-weight-complex="normal"/>
    </style:style>
    <style:style style:name="T11" style:family="text">
      <style:text-properties style:text-underline-style="none" fo:font-weight="normal" officeooo:rsid="00520924" style:font-weight-asian="normal" style:font-weight-complex="normal"/>
    </style:style>
    <style:style style:name="T12" style:family="text">
      <style:text-properties style:text-underline-style="none" fo:font-weight="normal" officeooo:rsid="0053f724" style:font-weight-asian="normal" style:font-weight-complex="normal"/>
    </style:style>
    <style:style style:name="T13" style:family="text">
      <style:text-properties style:text-underline-style="none" fo:font-weight="normal" officeooo:rsid="005a88a3" style:font-weight-asian="normal" style:font-weight-complex="normal"/>
    </style:style>
    <style:style style:name="T14" style:family="text">
      <style:text-properties style:text-underline-style="none" fo:font-weight="normal" officeooo:rsid="006144fb" style:font-weight-asian="normal" style:font-weight-complex="normal"/>
    </style:style>
    <style:style style:name="T15" style:family="text">
      <style:text-properties style:text-underline-style="none" fo:font-weight="normal" officeooo:rsid="0064f996" style:font-weight-asian="normal" style:font-weight-complex="normal"/>
    </style:style>
    <style:style style:name="T16" style:family="text">
      <style:text-properties style:text-underline-style="none" fo:font-weight="normal" officeooo:rsid="00742005" style:font-weight-asian="normal" style:font-weight-complex="normal"/>
    </style:style>
    <style:style style:name="T17" style:family="text">
      <style:text-properties style:text-underline-style="none" fo:font-weight="normal" officeooo:rsid="0075438f" style:font-weight-asian="normal" style:font-weight-complex="normal"/>
    </style:style>
    <style:style style:name="T18" style:family="text">
      <style:text-properties style:text-underline-style="none" fo:font-weight="normal" officeooo:rsid="007e84eb" style:font-weight-asian="normal" style:font-weight-complex="normal"/>
    </style:style>
    <style:style style:name="T19" style:family="text">
      <style:text-properties style:text-underline-style="none" fo:font-weight="normal" officeooo:rsid="0080d3aa" style:font-weight-asian="normal" style:font-weight-complex="normal"/>
    </style:style>
    <style:style style:name="T20" style:family="text">
      <style:text-properties officeooo:rsid="0053f72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5db5ba"/>
    </style:style>
    <style:style style:name="T23" style:family="text">
      <style:text-properties officeooo:rsid="005e234e"/>
    </style:style>
    <style:style style:name="T24" style:family="text">
      <style:text-properties officeooo:rsid="006e98a1"/>
    </style:style>
    <style:style style:name="T25" style:family="text">
      <style:text-properties officeooo:rsid="006fb783"/>
    </style:style>
    <style:style style:name="T26" style:family="text">
      <style:text-properties officeooo:rsid="007c935d"/>
    </style:style>
    <style:style style:name="T27" style:family="text">
      <style:text-properties officeooo:rsid="007e84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SSN COLLEGE OF ENGINEERING, KALAVAKKAM</text:p>
      <text:p text:style-name="P4">(An Autonomous Institution, Affiliated to Anna University, Chennai)</text:p>
      <text:p text:style-name="P4">DEPARTMENT OF COMPUTER SCIENCE AND ENGINEERING</text:p>
      <text:p text:style-name="P5">UCS1411 - OPERATING SYSTEMS LAB</text:p>
      <text:p text:style-name="P3"/>
      <text:p text:style-name="P1">NAME <text:s/>: NIVEDHITHA D</text:p>
      <text:p text:style-name="P1">REGNO: 185001104</text:p>
      <text:p text:style-name="P3"/>
      <text:p text:style-name="P35"><text:span text:style-name="T1">Lab Exercise </text:span><text:span text:style-name="T4">5</text:span><text:span text:style-name="T2">:</text:span><text:span text:style-name="T8"> </text:span><text:span text:style-name="T10">InterProcess Communications using Shared Memory</text:span></text:p>
      <text:p text:style-name="P3"/>
      <text:p text:style-name="P36"><text:span text:style-name="T3">AIM:</text:span><text:span text:style-name="T9"> </text:span></text:p>
      <text:p text:style-name="P36"><text:span text:style-name="T11">Develop the following applications that uses interprocess communication concepts using</text:span></text:p>
      <text:p text:style-name="P37"><text:span text:style-name="T7">shared memory.</text:span></text:p>
      <text:p text:style-name="P37"><text:span text:style-name="T7">1. Develop an application for getting a name in parent and convert it into uppercase in child</text:span></text:p>
      <text:p text:style-name="P37"><text:span text:style-name="T7">using shared memory.</text:span></text:p>
      <text:p text:style-name="P37"><text:span text:style-name="T7">2. Develop an client / server application for file transfer using shared memory.</text:span></text:p>
      <text:p text:style-name="P37"><text:span text:style-name="T7">3. Develop an client/server chat application using shared memory.</text:span></text:p>
      <text:p text:style-name="Standard"/>
      <text:p text:style-name="P39"><text:span text:style-name="T5">PROBLEM:</text:span></text:p>
      <text:p text:style-name="P39"><text:span text:style-name="T7">1. Develop an application for getting a name in parent and convert it into uppercase in child</text:span></text:p>
      <text:p text:style-name="P38"><text:span text:style-name="T7">using shared memory.</text:span></text:p>
      <text:p text:style-name="P38"><text:span text:style-name="T7"/></text:p>
      <text:p text:style-name="P2">DRIVER CODE:<text:span text:style-name="T7"> </text:span><text:span text:style-name="T13">shared.c</text:span></text:p>
      <text:p text:style-name="P2"><text:span text:style-name="T13"/></text:p>
      <text:p text:style-name="P13">#include &lt;sys/ipc.h&gt;</text:p>
      <text:p text:style-name="P13">#include &lt;sys/shm.h&gt;</text:p>
      <text:p text:style-name="P13">#include &lt;sys/types.h&gt;</text:p>
      <text:p text:style-name="P13">#include &lt;sys/wait.h&gt;</text:p>
      <text:p text:style-name="P13">#include &lt;unistd.h&gt;</text:p>
      <text:p text:style-name="P13"/>
      <text:p text:style-name="P13">#include &lt;stdio.h&gt;</text:p>
      <text:p text:style-name="P13">#include &lt;string.h&gt;</text:p>
      <text:p text:style-name="P13">#include &lt;stdlib.h&gt;</text:p>
      <text:p text:style-name="P13"/>
      <text:p text:style-name="P13">int main()</text:p>
      <text:p text:style-name="P13">{</text:p>
      <text:p text:style-name="P13"><text:tab/>int pid, id;</text:p>
      <text:p text:style-name="P13"><text:tab/>char *a, *b;</text:p>
      <text:p text:style-name="P13"/>
      <text:p text:style-name="P13"><text:tab/>id = shmget(111, 50, IPC_CREAT | 00666);</text:p>
      <text:p text:style-name="P13"><text:tab/>pid = fork();</text:p>
      <text:p text:style-name="P13"/>
      <text:p text:style-name="P13"><text:tab/>if(pid &gt; 0)</text:p>
      <text:p text:style-name="P13"><text:tab/>{</text:p>
      <text:p text:style-name="P13"><text:tab/><text:tab/>printf("\nPARENT PROCESS\n");</text:p>
      <text:p text:style-name="P13"><text:tab/></text:p>
      <text:p text:style-name="P13"><text:tab/><text:tab/>a = shmat(id, 0, 0);</text:p>
      <text:p text:style-name="P13"/>
      <text:p text:style-name="P13"><text:tab/><text:tab/>printf("Enter a string: ");</text:p>
      <text:p text:style-name="P13"><text:tab/><text:tab/>scanf("%[^\n]%*c", a);</text:p>
      <text:p text:style-name="P13"/>
      <text:p text:style-name="P13"><text:soft-page-break/><text:tab/><text:tab/>wait(0);</text:p>
      <text:p text:style-name="P13"><text:tab/><text:tab/>shmdt(a);</text:p>
      <text:p text:style-name="P13"><text:tab/>}</text:p>
      <text:p text:style-name="P13"/>
      <text:p text:style-name="P13"><text:tab/>else</text:p>
      <text:p text:style-name="P13"><text:tab/>{</text:p>
      <text:p text:style-name="P13"><text:tab/><text:tab/>b = shmat(id, 0, 0);</text:p>
      <text:p text:style-name="P13"/>
      <text:p text:style-name="P13"><text:tab/><text:tab/>while(b[0] == '\0');</text:p>
      <text:p text:style-name="P13"/>
      <text:p text:style-name="P13"><text:tab/><text:tab/>for(int i=0; b[i] != '\0'; i++)</text:p>
      <text:p text:style-name="P13"><text:tab/><text:tab/><text:tab/>b[i] -= (b[i] &gt;= 'a' &amp;&amp; b[i] &lt;='z') ? 32 : 0;</text:p>
      <text:p text:style-name="P13"/>
      <text:p text:style-name="P13"><text:tab/><text:tab/>printf("\nCHILD PROCESS\nUppercase: %s\n", b);</text:p>
      <text:p text:style-name="P13"><text:tab/><text:tab/>shmdt(b);</text:p>
      <text:p text:style-name="P13"><text:tab/>}</text:p>
      <text:p text:style-name="P13"/>
      <text:p text:style-name="P13"><text:tab/>shmctl(id, IPC_RMID, NULL);</text:p>
      <text:p text:style-name="P13"><text:tab/>return 0;</text:p>
      <text:p text:style-name="P13"><text:tab/></text:p>
      <text:p text:style-name="P13">}</text:p>
      <text:p text:style-name="P9"/>
      <text:p text:style-name="P2">OUTPUT:</text:p>
      <text:p text:style-name="P8"/>
      <text:p text:style-name="P25">RUN1:</text:p>
      <text:p text:style-name="P14">185001104@admins-31:~/Desktop/OS/A5$ gcc -Wall shared.c -o shared</text:p>
      <text:p text:style-name="P14">185001104@admins-31:~/Desktop/OS/A5$ ./shared</text:p>
      <text:p text:style-name="P14"/>
      <text:p text:style-name="P14">PARENT PROCESS</text:p>
      <text:p text:style-name="P14">Enter a string: this will be in uppercase.</text:p>
      <text:p text:style-name="P14"/>
      <text:p text:style-name="P14">CHILD PROCESS</text:p>
      <text:p text:style-name="P14">Uppercase: THIS WILL BE IN UPPERCASE.</text:p>
      <text:p text:style-name="P14"/>
      <text:p text:style-name="P26">RUN<text:span text:style-name="T22">2</text:span>:</text:p>
      <text:p text:style-name="P14">185001104@admins-31:~/Desktop/OS/A5$ ./shared</text:p>
      <text:p text:style-name="P14"/>
      <text:p text:style-name="P14">PARENT PROCESS</text:p>
      <text:p text:style-name="P14">Enter a string: this is upper case.</text:p>
      <text:p text:style-name="P14"/>
      <text:p text:style-name="P14">CHILD PROCESS</text:p>
      <text:p text:style-name="P14">Uppercase: THIS IS UPPER CASE.</text:p>
      <text:p text:style-name="P14"/>
      <text:p text:style-name="P11"><text:span text:style-name="T5">PROBLEM:</text:span></text:p>
      <text:p text:style-name="P40"><text:span text:style-name="T7">2. Develop an client / server application for file transfer using shared memory.</text:span></text:p>
      <text:p text:style-name="P6"><text:span text:style-name="T6">(NOTE: Execute Client first then Server as the client needs to make the request first)</text:span></text:p>
      <text:p text:style-name="P12"/>
      <text:p text:style-name="P21"><text:span text:style-name="T23">SERVER CODE</text:span>:<text:span text:style-name="T7"> </text:span><text:span text:style-name="T14">FileTransferServer.c</text:span></text:p>
      <text:p text:style-name="P21"><text:span text:style-name="T14"/></text:p>
      <text:p text:style-name="P27"><text:span text:style-name="T14"/></text:p>
      <text:p text:style-name="P27"><text:span text:style-name="T14">#include &lt;sys/ipc.h&gt;</text:span></text:p>
      <text:p text:style-name="P27"><text:span text:style-name="T14">#include &lt;sys/shm.h&gt;</text:span></text:p>
      <text:p text:style-name="P27"><text:soft-page-break/><text:span text:style-name="T14">#include &lt;sys/types.h&gt;</text:span></text:p>
      <text:p text:style-name="P27"><text:span text:style-name="T14">#include &lt;sys/wait.h&gt;</text:span></text:p>
      <text:p text:style-name="P27"><text:span text:style-name="T14">#include &lt;stdio_ext.h&gt;</text:span></text:p>
      <text:p text:style-name="P27"><text:span text:style-name="T14">#include &lt;unistd.h&gt;</text:span></text:p>
      <text:p text:style-name="P27"><text:span text:style-name="T14"/></text:p>
      <text:p text:style-name="P27"><text:span text:style-name="T14">#include &lt;stdio.h&gt;</text:span></text:p>
      <text:p text:style-name="P27"><text:span text:style-name="T14">#include &lt;string.h&gt;</text:span></text:p>
      <text:p text:style-name="P27"><text:span text:style-name="T14">#include &lt;stdlib.h&gt;</text:span></text:p>
      <text:p text:style-name="P27"><text:span text:style-name="T14"/></text:p>
      <text:p text:style-name="P27"><text:span text:style-name="T14">int main()</text:span></text:p>
      <text:p text:style-name="P27"><text:span text:style-name="T14">{</text:span></text:p>
      <text:p text:style-name="P27"><text:span text:style-name="T14"><text:tab/>printf("\nSERVER PROGRAM\n");</text:span></text:p>
      <text:p text:style-name="P27"><text:span text:style-name="T14"/></text:p>
      <text:p text:style-name="P27"><text:span text:style-name="T14"><text:tab/>int id;</text:span></text:p>
      <text:p text:style-name="P27"><text:span text:style-name="T14"><text:tab/>char *a, line[50], str[100];</text:span></text:p>
      <text:p text:style-name="P27"><text:span text:style-name="T14"><text:tab/>FILE *fptr;</text:span></text:p>
      <text:p text:style-name="P27"><text:span text:style-name="T14"><text:tab/></text:span></text:p>
      <text:p text:style-name="P27"><text:span text:style-name="T14"><text:tab/>id = shmget(111, 50, 00666);</text:span></text:p>
      <text:p text:style-name="P27"><text:span text:style-name="T14"><text:tab/>a = shmat(id, 0, 0);</text:span></text:p>
      <text:p text:style-name="P27"><text:span text:style-name="T14"/></text:p>
      <text:p text:style-name="P27"><text:span text:style-name="T14"><text:tab/>sleep(5);</text:span></text:p>
      <text:p text:style-name="P27"><text:span text:style-name="T14"/></text:p>
      <text:p text:style-name="P27"><text:span text:style-name="T14"><text:tab/>printf("\nNAME OF THE FILE: %s\n", a);</text:span></text:p>
      <text:p text:style-name="P27"><text:span text:style-name="T14"><text:tab/>fptr = fopen (a, "r");</text:span></text:p>
      <text:p text:style-name="P27"><text:span text:style-name="T14"><text:tab/></text:span></text:p>
      <text:p text:style-name="P27"><text:span text:style-name="T14"><text:tab/>while (fgets(line, sizeof(line), fptr))</text:span></text:p>
      <text:p text:style-name="P27"><text:span text:style-name="T14"><text:tab/><text:tab/>strcat(str, line);</text:span></text:p>
      <text:p text:style-name="P27"><text:span text:style-name="T14"><text:tab/></text:span></text:p>
      <text:p text:style-name="P27"><text:span text:style-name="T14"><text:tab/>fclose (fptr);</text:span></text:p>
      <text:p text:style-name="P27"><text:span text:style-name="T14"><text:tab/></text:span></text:p>
      <text:p text:style-name="P27"><text:span text:style-name="T14"><text:tab/>strcpy(a, str); </text:span></text:p>
      <text:p text:style-name="P27"><text:span text:style-name="T14"><text:tab/>//printf("\nCONTENTS OF THE FILE:\n%s", a);</text:span></text:p>
      <text:p text:style-name="P27"><text:span text:style-name="T14"><text:tab/></text:span></text:p>
      <text:p text:style-name="P27"><text:span text:style-name="T14"><text:tab/>shmdt(a);</text:span></text:p>
      <text:p text:style-name="P27"><text:span text:style-name="T14"><text:tab/>shmctl(id, IPC_RMID, NULL);</text:span></text:p>
      <text:p text:style-name="P27"><text:span text:style-name="T14"/></text:p>
      <text:p text:style-name="P27"><text:span text:style-name="T14"><text:tab/></text:span></text:p>
      <text:p text:style-name="P27"><text:span text:style-name="T14"/></text:p>
      <text:p text:style-name="P27"><text:span text:style-name="T14">}</text:span></text:p>
      <text:p text:style-name="P10"/>
      <text:p text:style-name="P22"><text:span text:style-name="T24">CLIENT CODE</text:span>:<text:span text:style-name="T7"> </text:span><text:span text:style-name="T14">FileTransfer</text:span><text:span text:style-name="T15">Client</text:span><text:span text:style-name="T14">.c</text:span></text:p>
      <text:p text:style-name="P22"><text:span text:style-name="T14"/></text:p>
      <text:p text:style-name="P28"><text:span text:style-name="T14">#include &lt;sys/ipc.h&gt;</text:span></text:p>
      <text:p text:style-name="P28"><text:span text:style-name="T14">#include &lt;sys/shm.h&gt;</text:span></text:p>
      <text:p text:style-name="P28"><text:span text:style-name="T14">#include &lt;sys/types.h&gt;</text:span></text:p>
      <text:p text:style-name="P28"><text:span text:style-name="T14">#include &lt;sys/wait.h&gt;</text:span></text:p>
      <text:p text:style-name="P28"><text:span text:style-name="T14">#include &lt;unistd.h&gt;</text:span></text:p>
      <text:p text:style-name="P28"><text:span text:style-name="T14"/></text:p>
      <text:p text:style-name="P28"><text:span text:style-name="T14">#include &lt;stdio.h&gt;</text:span></text:p>
      <text:p text:style-name="P28"><text:span text:style-name="T14">#include &lt;string.h&gt;</text:span></text:p>
      <text:p text:style-name="P28"><text:span text:style-name="T14">#include &lt;stdlib.h&gt;</text:span></text:p>
      <text:p text:style-name="P28"><text:span text:style-name="T14"/></text:p>
      <text:p text:style-name="P28"><text:soft-page-break/><text:span text:style-name="T14">int main()</text:span></text:p>
      <text:p text:style-name="P28"><text:span text:style-name="T14">{</text:span></text:p>
      <text:p text:style-name="P28"><text:span text:style-name="T14"><text:tab/>printf("\nCLIENT PROGRAM\n");<text:tab/></text:span></text:p>
      <text:p text:style-name="P28"><text:span text:style-name="T14"><text:tab/></text:span></text:p>
      <text:p text:style-name="P28"><text:span text:style-name="T14"><text:tab/>int pid, id;</text:span></text:p>
      <text:p text:style-name="P28"><text:span text:style-name="T14"><text:tab/>char *a, *b;</text:span></text:p>
      <text:p text:style-name="P28"><text:span text:style-name="T14"/></text:p>
      <text:p text:style-name="P28"><text:span text:style-name="T14"><text:tab/>id = shmget(111, 50, IPC_CREAT | 00666);</text:span></text:p>
      <text:p text:style-name="P28"><text:span text:style-name="T14"><text:tab/>pid = fork();</text:span></text:p>
      <text:p text:style-name="P28"><text:span text:style-name="T14"/></text:p>
      <text:p text:style-name="P28"><text:span text:style-name="T14"><text:tab/>if(pid &gt; 0)</text:span></text:p>
      <text:p text:style-name="P28"><text:span text:style-name="T14"><text:tab/>{</text:span></text:p>
      <text:p text:style-name="P28"><text:span text:style-name="T14"><text:tab/><text:tab/>a = shmat(id, 0, 0);</text:span></text:p>
      <text:p text:style-name="P28"><text:span text:style-name="T14"/></text:p>
      <text:p text:style-name="P28"><text:span text:style-name="T14"><text:tab/><text:tab/>printf("Enter the name of the file: ");</text:span></text:p>
      <text:p text:style-name="P28"><text:span text:style-name="T14"><text:tab/><text:tab/>scanf("%[^\n]%*c", a);</text:span></text:p>
      <text:p text:style-name="P28"><text:span text:style-name="T14"><text:tab/><text:tab/></text:span></text:p>
      <text:p text:style-name="P28"><text:span text:style-name="T14"><text:tab/><text:tab/>wait(0);</text:span></text:p>
      <text:p text:style-name="P28"><text:span text:style-name="T14"><text:tab/><text:tab/>shmdt(a);</text:span></text:p>
      <text:p text:style-name="P28"><text:span text:style-name="T14"><text:tab/>}</text:span></text:p>
      <text:p text:style-name="P28"><text:span text:style-name="T14"/></text:p>
      <text:p text:style-name="P28"><text:span text:style-name="T14"><text:tab/>else</text:span></text:p>
      <text:p text:style-name="P28"><text:span text:style-name="T14"><text:tab/>{</text:span></text:p>
      <text:p text:style-name="P28"><text:span text:style-name="T14"><text:tab/><text:tab/>sleep(15);</text:span></text:p>
      <text:p text:style-name="P28"><text:span text:style-name="T14"><text:tab/></text:span></text:p>
      <text:p text:style-name="P28"><text:span text:style-name="T14"><text:tab/><text:tab/>b = shmat(id, 0, 0);</text:span></text:p>
      <text:p text:style-name="P28"><text:span text:style-name="T14"/></text:p>
      <text:p text:style-name="P28"><text:span text:style-name="T14"><text:tab/><text:tab/>while(b[0] == '\0');</text:span></text:p>
      <text:p text:style-name="P28"><text:span text:style-name="T14"/></text:p>
      <text:p text:style-name="P28"><text:span text:style-name="T14"><text:tab/><text:tab/>printf("\nRECEIVED FILE CONTENTS:\n%s\n", b);</text:span></text:p>
      <text:p text:style-name="P28"><text:span text:style-name="T14"><text:tab/><text:tab/>shmdt(b);</text:span></text:p>
      <text:p text:style-name="P28"><text:span text:style-name="T14"><text:tab/>}</text:span></text:p>
      <text:p text:style-name="P28"><text:span text:style-name="T14"/></text:p>
      <text:p text:style-name="P28"><text:span text:style-name="T14"><text:tab/>shmctl(id, IPC_RMID, NULL);</text:span></text:p>
      <text:p text:style-name="P28"><text:span text:style-name="T14"><text:tab/>return 0;</text:span></text:p>
      <text:p text:style-name="P28"><text:span text:style-name="T14">}</text:span></text:p>
      <text:p text:style-name="P10"/>
      <text:p text:style-name="P21">OUTPUT:</text:p>
      <text:p text:style-name="P21"/>
      <text:p text:style-name="P30">CLIENT:</text:p>
      <text:p text:style-name="P29"/>
      <text:p text:style-name="P16">185001104@admins-31:~/Desktop/OS/A5$ gcc -Wall FileTransferClient.c -o ftc</text:p>
      <text:p text:style-name="P16">185001104@admins-31:~/Desktop/OS/A5$ ./ftc</text:p>
      <text:p text:style-name="P16"/>
      <text:p text:style-name="P16">CLIENT PROGRAM</text:p>
      <text:p text:style-name="P16">Enter the name of the file: testfile.txt</text:p>
      <text:p text:style-name="P29"/>
      <text:p text:style-name="P29">SERVER:</text:p>
      <text:p text:style-name="P15">185001104@admins-31:~/Desktop/OS/A5$ gcc -Wall FileTransferServer.c -o fts</text:p>
      <text:p text:style-name="P15">185001104@admins-31:~/Desktop/OS/A5$ ./fts</text:p>
      <text:p text:style-name="P15"/>
      <text:p text:style-name="P15">SERVER PROGRAM</text:p>
      <text:p text:style-name="P15"><text:soft-page-break/></text:p>
      <text:p text:style-name="P15">NAME OF THE FILE: testfile.txt</text:p>
      <text:p text:style-name="P30"/>
      <text:p text:style-name="P30">CLIENT:</text:p>
      <text:p text:style-name="P24"/>
      <text:p text:style-name="P16">185001104@admins-31:~/Desktop/OS/A5$ gcc -Wall FileTransferClient.c -o ftc</text:p>
      <text:p text:style-name="P16">185001104@admins-31:~/Desktop/OS/A5$ ./ftc</text:p>
      <text:p text:style-name="P16"/>
      <text:p text:style-name="P16">CLIENT PROGRAM</text:p>
      <text:p text:style-name="P16">Enter the name of the file: testfile.txt</text:p>
      <text:p text:style-name="P16"/>
      <text:p text:style-name="P16">RECEIVED FILE CONTENTS:</text:p>
      <text:p text:style-name="P16">This is the test file for the ipc program on file transfer.</text:p>
      <text:p text:style-name="P16">It has two lines.</text:p>
      <text:p text:style-name="P16">Last line.</text:p>
      <text:p text:style-name="P24"/>
      <text:p text:style-name="P24"><text:span text:style-name="T20">PROBLEM: </text:span><text:span text:style-name="T12">3. Develop an client/server chat application using shared memory.</text:span></text:p>
      <text:p text:style-name="P21"/>
      <text:p text:style-name="P21"><text:span text:style-name="T25">SERVER </text:span>CODE:<text:span text:style-name="T7"> </text:span><text:span text:style-name="T16">chatS.c</text:span></text:p>
      <text:p text:style-name="P21"/>
      <text:p text:style-name="P17">#include &lt;sys/ipc.h&gt;</text:p>
      <text:p text:style-name="P17">#include &lt;sys/shm.h&gt;</text:p>
      <text:p text:style-name="P17">#include &lt;sys/types.h&gt;</text:p>
      <text:p text:style-name="P17">#include &lt;sys/wait.h&gt;</text:p>
      <text:p text:style-name="P17">#include &lt;stdio_ext.h&gt;</text:p>
      <text:p text:style-name="P17">#include &lt;unistd.h&gt;</text:p>
      <text:p text:style-name="P17"/>
      <text:p text:style-name="P17">#include &lt;stdio.h&gt;</text:p>
      <text:p text:style-name="P17">#include &lt;string.h&gt;</text:p>
      <text:p text:style-name="P17">#include &lt;stdlib.h&gt;</text:p>
      <text:p text:style-name="P17"/>
      <text:p text:style-name="P17">#define SHMSZ 27</text:p>
      <text:p text:style-name="P17"/>
      <text:p text:style-name="P17">int main()</text:p>
      <text:p text:style-name="P17">{</text:p>
      <text:p text:style-name="P17"><text:tab/>int shmid, i;</text:p>
      <text:p text:style-name="P17"><text:tab/>key_t key;</text:p>
      <text:p text:style-name="P17"><text:tab/>char *shm, *s;</text:p>
      <text:p text:style-name="P17"><text:tab/>key = 1000;</text:p>
      <text:p text:style-name="P17"/>
      <text:p text:style-name="P17"><text:tab/>if ((shmid = shmget(key, SHMSZ, IPC_CREAT | 0666)) &lt; 0)</text:p>
      <text:p text:style-name="P17"><text:tab/>{</text:p>
      <text:p text:style-name="P17"><text:tab/><text:tab/>perror("ERROR: shmget failed !");</text:p>
      <text:p text:style-name="P17"><text:tab/> <text:s text:c="7"/>return 1;</text:p>
      <text:p text:style-name="P17"><text:tab/>}</text:p>
      <text:p text:style-name="P17"/>
      <text:p text:style-name="P17"><text:tab/>if ((shm = shmat(shmid, NULL, 0)) == (char *) -1)</text:p>
      <text:p text:style-name="P17"><text:tab/>{</text:p>
      <text:p text:style-name="P17"><text:tab/><text:tab/>perror("ERROR: shmat failed !");</text:p>
      <text:p text:style-name="P17"><text:tab/><text:tab/>return 1;</text:p>
      <text:p text:style-name="P17"><text:tab/>}</text:p>
      <text:p text:style-name="P17"/>
      <text:p text:style-name="P17"><text:soft-page-break/><text:tab/>*shm = '!';</text:p>
      <text:p text:style-name="P17"/>
      <text:p text:style-name="P17"><text:tab/>while(*shm!='*')</text:p>
      <text:p text:style-name="P17"><text:tab/>{</text:p>
      <text:p text:style-name="P17"><text:tab/><text:tab/>char a[100];</text:p>
      <text:p text:style-name="P17"><text:tab/><text:tab/></text:p>
      <text:p text:style-name="P17"><text:tab/><text:tab/>printf("Message[press * to END]: ");</text:p>
      <text:p text:style-name="P17"><text:tab/><text:tab/>scanf("%[^\n]%*c", a);</text:p>
      <text:p text:style-name="P17"/>
      <text:p text:style-name="P17"><text:tab/><text:tab/>if(a[0] != '*')</text:p>
      <text:p text:style-name="P17"><text:tab/><text:tab/>{</text:p>
      <text:p text:style-name="P17"><text:tab/><text:tab/><text:tab/>s = shm+1;</text:p>
      <text:p text:style-name="P17"><text:tab/><text:tab/><text:tab/>for (i=0; i&lt;strlen(a); i++)</text:p>
      <text:p text:style-name="P17"><text:tab/><text:tab/><text:tab/><text:tab/> *s++ = a[i];</text:p>
      <text:p text:style-name="P17"><text:tab/><text:tab/><text:tab/>*s = '\0';</text:p>
      <text:p text:style-name="P17"><text:tab/></text:p>
      <text:p text:style-name="P17"><text:tab/><text:tab/><text:tab/>*shm = '@';</text:p>
      <text:p text:style-name="P17"/>
      <text:p text:style-name="P17"><text:tab/><text:tab/><text:tab/>while(*shm!='#' &amp;&amp; *shm!='*')</text:p>
      <text:p text:style-name="P17"><text:tab/><text:tab/><text:tab/><text:tab/>sleep(1);</text:p>
      <text:p text:style-name="P17"/>
      <text:p text:style-name="P17"><text:tab/><text:tab/><text:tab/>if(*shm != '*')</text:p>
      <text:p text:style-name="P17"><text:tab/><text:tab/><text:tab/>{</text:p>
      <text:p text:style-name="P17"><text:tab/><text:tab/><text:tab/><text:tab/>printf("CLIENT: ");</text:p>
      <text:p text:style-name="P17"><text:tab/><text:tab/><text:tab/><text:tab/>for (s = shm+1; *s != '\0'; s++)</text:p>
      <text:p text:style-name="P17"><text:tab/><text:tab/><text:tab/><text:tab/><text:tab/>putchar(*s);</text:p>
      <text:p text:style-name="P17"><text:tab/><text:tab/><text:tab/><text:tab/>putchar('\n');</text:p>
      <text:p text:style-name="P17"><text:tab/><text:tab/><text:tab/>}</text:p>
      <text:p text:style-name="P17"/>
      <text:p text:style-name="P17"><text:tab/><text:tab/><text:tab/>else</text:p>
      <text:p text:style-name="P17"><text:tab/><text:tab/><text:tab/><text:tab/>printf("\nConnection CLOSED by CLIENT\n");</text:p>
      <text:p text:style-name="P17"><text:tab/><text:tab/>}</text:p>
      <text:p text:style-name="P17"/>
      <text:p text:style-name="P17"><text:tab/><text:tab/>else</text:p>
      <text:p text:style-name="P17"><text:tab/><text:tab/><text:tab/>*shm = '*';</text:p>
      <text:p text:style-name="P17"><text:tab/>}</text:p>
      <text:p text:style-name="P17"/>
      <text:p text:style-name="P17"><text:tab/>shmid = shmdt(shm);</text:p>
      <text:p text:style-name="P17"/>
      <text:p text:style-name="P17"><text:tab/>return 0;</text:p>
      <text:p text:style-name="P17">}</text:p>
      <text:p text:style-name="P21"/>
      <text:p text:style-name="P31">CLIENT CODE:<text:span text:style-name="T7"> </text:span><text:span text:style-name="T16">chat</text:span><text:span text:style-name="T17">C</text:span><text:span text:style-name="T16">.c</text:span></text:p>
      <text:p text:style-name="P31"><text:span text:style-name="T16"/></text:p>
      <text:p text:style-name="P32"><text:span text:style-name="T16">#include &lt;sys/ipc.h&gt;</text:span></text:p>
      <text:p text:style-name="P32"><text:span text:style-name="T16">#include &lt;sys/shm.h&gt;</text:span></text:p>
      <text:p text:style-name="P32"><text:span text:style-name="T16">#include &lt;sys/types.h&gt;</text:span></text:p>
      <text:p text:style-name="P32"><text:span text:style-name="T16">#include &lt;sys/wait.h&gt;</text:span></text:p>
      <text:p text:style-name="P32"><text:span text:style-name="T16">#include &lt;stdio_ext.h&gt;</text:span></text:p>
      <text:p text:style-name="P32"><text:span text:style-name="T16">#include &lt;unistd.h&gt;</text:span></text:p>
      <text:p text:style-name="P32"><text:span text:style-name="T16"/></text:p>
      <text:p text:style-name="P32"><text:span text:style-name="T16">#include &lt;stdio.h&gt;</text:span></text:p>
      <text:p text:style-name="P32"><text:soft-page-break/><text:span text:style-name="T16">#include &lt;string.h&gt;</text:span></text:p>
      <text:p text:style-name="P32"><text:span text:style-name="T16">#include &lt;stdlib.h&gt;</text:span></text:p>
      <text:p text:style-name="P32"><text:span text:style-name="T16"/></text:p>
      <text:p text:style-name="P32"><text:span text:style-name="T16">#define SHMSZ 27</text:span></text:p>
      <text:p text:style-name="P32"><text:span text:style-name="T16"/></text:p>
      <text:p text:style-name="P32"><text:span text:style-name="T16">int main()</text:span></text:p>
      <text:p text:style-name="P32"><text:span text:style-name="T16">{</text:span></text:p>
      <text:p text:style-name="P32"><text:span text:style-name="T16"><text:tab/>int shmid, i;</text:span></text:p>
      <text:p text:style-name="P32"><text:span text:style-name="T16"><text:tab/>key_t key;</text:span></text:p>
      <text:p text:style-name="P32"><text:span text:style-name="T16"><text:tab/>char *shm, *s;</text:span></text:p>
      <text:p text:style-name="P32"><text:span text:style-name="T16"><text:tab/>key = 1000;</text:span></text:p>
      <text:p text:style-name="P32"><text:span text:style-name="T16"/></text:p>
      <text:p text:style-name="P32"><text:span text:style-name="T16"><text:tab/>if ((shmid = shmget(key, SHMSZ, 0666)) &lt; 0)</text:span></text:p>
      <text:p text:style-name="P32"><text:span text:style-name="T16"><text:tab/>{</text:span></text:p>
      <text:p text:style-name="P32"><text:span text:style-name="T16"><text:s text:c="8"/><text:tab/>perror("ERROR: shmget failed !");</text:span></text:p>
      <text:p text:style-name="P32"><text:span text:style-name="T16"><text:s text:c="8"/><text:tab/>exit(1);</text:span></text:p>
      <text:p text:style-name="P32"><text:span text:style-name="T16"><text:s text:c="4"/><text:tab/>}</text:span></text:p>
      <text:p text:style-name="P32"><text:span text:style-name="T16"/></text:p>
      <text:p text:style-name="P32"><text:span text:style-name="T16"><text:tab/>if ((shm = shmat(shmid, NULL, 0)) == (char *) -1)</text:span></text:p>
      <text:p text:style-name="P32"><text:span text:style-name="T16"><text:tab/>{</text:span></text:p>
      <text:p text:style-name="P32"><text:span text:style-name="T16"><text:s text:c="8"/><text:tab/>perror("ERROR: shmat failed !");</text:span></text:p>
      <text:p text:style-name="P32"><text:span text:style-name="T16"><text:s text:c="8"/><text:tab/>exit(1);</text:span></text:p>
      <text:p text:style-name="P32"><text:span text:style-name="T16"><text:tab/>}</text:span></text:p>
      <text:p text:style-name="P32"><text:span text:style-name="T16"/></text:p>
      <text:p text:style-name="P32"><text:span text:style-name="T16"><text:tab/>*shm = '!';</text:span></text:p>
      <text:p text:style-name="P32"><text:span text:style-name="T16"><text:tab/></text:span></text:p>
      <text:p text:style-name="P32"><text:span text:style-name="T16"><text:tab/>while(*shm!='*')</text:span></text:p>
      <text:p text:style-name="P32"><text:span text:style-name="T16"><text:tab/>{</text:span></text:p>
      <text:p text:style-name="P32"><text:span text:style-name="T16"><text:tab/><text:tab/>while(*shm!='@' &amp;&amp; *shm!='*')</text:span></text:p>
      <text:p text:style-name="P32"><text:span text:style-name="T16"><text:tab/><text:tab/><text:tab/>sleep(1);</text:span></text:p>
      <text:p text:style-name="P32"><text:span text:style-name="T16"><text:tab/></text:span></text:p>
      <text:p text:style-name="P32"><text:span text:style-name="T16"><text:tab/><text:tab/>if(*shm!='*')</text:span></text:p>
      <text:p text:style-name="P32"><text:span text:style-name="T16"><text:tab/><text:tab/>{</text:span></text:p>
      <text:p text:style-name="P32"><text:span text:style-name="T16"><text:tab/><text:tab/><text:tab/>printf("SERVER: ");</text:span></text:p>
      <text:p text:style-name="P32"><text:span text:style-name="T16"><text:tab/><text:tab/><text:tab/>for (s = shm+1; *s != '\0'; s++)</text:span></text:p>
      <text:p text:style-name="P32"><text:span text:style-name="T16"><text:tab/><text:tab/> <text:s text:c="3"/><text:tab/>putchar(*s);</text:span></text:p>
      <text:p text:style-name="P32"><text:span text:style-name="T16"><text:tab/><text:tab/><text:tab/>putchar('\n');</text:span></text:p>
      <text:p text:style-name="P32"><text:span text:style-name="T16"/></text:p>
      <text:p text:style-name="P32"><text:span text:style-name="T16"><text:tab/><text:tab/><text:tab/>char a[100];</text:span></text:p>
      <text:p text:style-name="P32"><text:span text:style-name="T16"/></text:p>
      <text:p text:style-name="P32"><text:span text:style-name="T16"><text:tab/><text:tab/><text:tab/>printf("Message[press * to END]: ");</text:span></text:p>
      <text:p text:style-name="P32"><text:span text:style-name="T16"><text:tab/><text:tab/><text:tab/>scanf("%[^\n]%*c", a);</text:span></text:p>
      <text:p text:style-name="P32"><text:span text:style-name="T16"><text:tab/></text:span></text:p>
      <text:p text:style-name="P32"><text:span text:style-name="T16"><text:tab/><text:tab/><text:tab/>if(a[0]!='*')</text:span></text:p>
      <text:p text:style-name="P32"><text:span text:style-name="T16"><text:tab/><text:tab/><text:tab/>{</text:span></text:p>
      <text:p text:style-name="P32"><text:span text:style-name="T16"><text:tab/><text:tab/><text:tab/><text:tab/>s = shm+1;</text:span></text:p>
      <text:p text:style-name="P32"><text:span text:style-name="T16"><text:tab/><text:tab/><text:tab/><text:tab/>for (i=0; i&lt;strlen(a); i++)</text:span></text:p>
      <text:p text:style-name="P32"><text:span text:style-name="T16"><text:tab/><text:tab/><text:tab/><text:tab/><text:tab/> *s++ = a[i];</text:span></text:p>
      <text:p text:style-name="P32"><text:span text:style-name="T16"><text:tab/><text:tab/><text:tab/><text:tab/>*s = '\0';</text:span></text:p>
      <text:p text:style-name="P32"><text:span text:style-name="T16"/></text:p>
      <text:p text:style-name="P32"><text:span text:style-name="T16"><text:tab/><text:tab/><text:tab/><text:tab/>*shm = '#';</text:span></text:p>
      <text:p text:style-name="P32"><text:span text:style-name="T16"><text:tab/><text:tab/><text:tab/>}</text:span></text:p>
      <text:p text:style-name="P32"><text:soft-page-break/><text:span text:style-name="T16"><text:tab/></text:span></text:p>
      <text:p text:style-name="P32"><text:span text:style-name="T16"><text:tab/><text:tab/><text:tab/>else</text:span></text:p>
      <text:p text:style-name="P32"><text:span text:style-name="T16"><text:tab/><text:tab/><text:tab/><text:tab/>*shm = '*';</text:span></text:p>
      <text:p text:style-name="P32"><text:span text:style-name="T16"><text:tab/><text:tab/>}</text:span></text:p>
      <text:p text:style-name="P32"><text:span text:style-name="T16"><text:tab/></text:span></text:p>
      <text:p text:style-name="P32"><text:span text:style-name="T16"><text:tab/><text:tab/>else</text:span></text:p>
      <text:p text:style-name="P32"><text:span text:style-name="T16"><text:tab/><text:tab/><text:tab/>printf("\nConnection CLOSED by SERVER\n");</text:span></text:p>
      <text:p text:style-name="P32"><text:span text:style-name="T16"><text:tab/>}</text:span></text:p>
      <text:p text:style-name="P32"><text:span text:style-name="T16"/></text:p>
      <text:p text:style-name="P32"><text:span text:style-name="T16"><text:tab/>shmid = shmdt(shm);</text:span></text:p>
      <text:p text:style-name="P32"><text:span text:style-name="T16"/></text:p>
      <text:p text:style-name="P32"><text:span text:style-name="T16"><text:tab/>return 0;</text:span></text:p>
      <text:p text:style-name="P32"><text:span text:style-name="T16">}</text:span></text:p>
      <text:p text:style-name="P7"/>
      <text:p text:style-name="P21">OUTPUT:</text:p>
      <text:p text:style-name="P21"/>
      <text:p text:style-name="P33">RUN1:<text:span text:style-name="T7"> </text:span><text:span text:style-name="T18">Chat closed by SERVER.</text:span></text:p>
      <text:p text:style-name="P21"/>
      <text:p text:style-name="P23"><text:span text:style-name="T26">SERVER</text:span>:</text:p>
      <text:p text:style-name="P18">185001104@admins-31:~/Desktop/OS/A5$ gcc -Wall chatS.c -o chatS</text:p>
      <text:p text:style-name="P18">185001104@admins-31:~/Desktop/OS/A5$ ./chatS</text:p>
      <text:p text:style-name="P18">Message[press * to END]: Hi, this message is from the server !</text:p>
      <text:p text:style-name="P18">CLIENT: I'm the client !</text:p>
      <text:p text:style-name="P18">Message[press * to END]: I'll end the convo now.</text:p>
      <text:p text:style-name="P18">CLIENT: Okay !</text:p>
      <text:p text:style-name="P18">Message[press * to END]: *</text:p>
      <text:p text:style-name="P18"/>
      <text:p text:style-name="P33">CLIENT:</text:p>
      <text:p text:style-name="P18"/>
      <text:p text:style-name="P19">185001104@admins-31:~/Desktop/OS/A5$ gcc -Wall chatC.c -o chatC</text:p>
      <text:p text:style-name="P19">185001104@admins-31:~/Desktop/OS/A5$ ./chatC</text:p>
      <text:p text:style-name="P19">SERVER: Hi, this message is from the server !</text:p>
      <text:p text:style-name="P19">Message[press * to END]: I'm the client !</text:p>
      <text:p text:style-name="P19">SERVER: I'll end the convo now.</text:p>
      <text:p text:style-name="P19">Message[press * to END]: Okay !</text:p>
      <text:p text:style-name="P19"/>
      <text:p text:style-name="P19">Connection CLOSED by SERVER</text:p>
      <text:p text:style-name="P34"/>
      <text:p text:style-name="P34">RUN2:<text:span text:style-name="T7"> </text:span><text:span text:style-name="T19">Chat closed by CLIENT.</text:span></text:p>
      <text:p text:style-name="P34"/>
      <text:p text:style-name="P33">SERVER:</text:p>
      <text:p text:style-name="P18">185001104@admins-31:~/Desktop/OS/A5$ gcc -Wall chatS.c -o chatS</text:p>
      <text:p text:style-name="P18">185001104@admins-31:~/Desktop/OS/A5$ ./chatS</text:p>
      <text:p text:style-name="P18">Message[press * to END]: This time you end the conversation.</text:p>
      <text:p text:style-name="P18">CLIENT: Okay !</text:p>
      <text:p text:style-name="P18">Message[press * to END]: Do it</text:p>
      <text:p text:style-name="P18"/>
      <text:p text:style-name="P18">Connection CLOSED by CLIENT</text:p>
      <text:p text:style-name="P18"/>
      <text:p text:style-name="P33">CLIENT:</text:p>
      <text:p text:style-name="P33"/>
      <text:p text:style-name="P19">185001104@admins-31:~/Desktop/OS/A5$ gcc -Wall chatC.c -o chatC</text:p>
      <text:p text:style-name="P19"><text:soft-page-break/>185001104@admins-31:~/Desktop/OS/A5$ ./chatC</text:p>
      <text:p text:style-name="P19">SERVER: This time you end the conversation.</text:p>
      <text:p text:style-name="P19">Message[press * to END]: Okay !</text:p>
      <text:p text:style-name="P19">SERVER: Do it</text:p>
      <text:p text:style-name="P19">Message[press * to END]: *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2:38:35.838866610</meta:creation-date>
    <dc:date>2020-03-12T16:12:06.117229661</dc:date>
    <meta:editing-duration>PT52M48S</meta:editing-duration>
    <meta:editing-cycles>101</meta:editing-cycles>
    <meta:generator>LibreOffice/5.1.6.2$Linux_X86_64 LibreOffice_project/10m0$Build-2</meta:generator>
    <meta:document-statistic meta:table-count="0" meta:image-count="0" meta:object-count="0" meta:page-count="9" meta:paragraph-count="322" meta:word-count="974" meta:character-count="6968" meta:non-whitespace-character-count="5947"/>
  </office:meta>
</office:document-meta>
</file>